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Arial, sans-serif" svg:font-family="Arial, sans-serif" style:font-family-generic="roman" svg:panose-1="0 0 0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fo:font-size="10pt" style:font-size-asian="10pt"/>
    </style:style>
    <style:style style:name="T3" style:parent-style-name="Policepardéfaut" style:family="text">
      <style:text-properties style:font-name="Times New Roman" fo:font-size="10pt" style:font-size-asian="10pt"/>
    </style:style>
    <style:style style:name="T4" style:parent-style-name="Policepardéfaut" style:family="text">
      <style:text-properties style:font-name="Times New Roman" fo:font-size="10pt" style:font-size-asian="10pt"/>
    </style:style>
    <style:style style:name="T5" style:parent-style-name="Policepardéfaut" style:family="text">
      <style:text-properties style:font-name="Times New Roman" fo:font-size="10pt" style:font-size-asian="10pt"/>
    </style:style>
    <style:style style:name="T6" style:parent-style-name="Policepardéfaut" style:family="text">
      <style:text-properties style:font-name="Times New Roman" fo:font-size="10pt" style:font-size-asian="10pt"/>
    </style:style>
    <style:style style:name="T7" style:parent-style-name="Policepardéfaut" style:family="text">
      <style:text-properties style:font-name="Times New Roman" fo:font-size="10pt" style:font-size-asian="10pt"/>
    </style:style>
    <style:style style:name="T8" style:parent-style-name="Policepardéfaut" style:family="text">
      <style:text-properties style:font-name="Times New Roman" fo:font-style="italic" style:font-style-asian="italic" fo:font-size="10pt" style:font-size-asian="10pt"/>
    </style:style>
    <style:style style:name="T9" style:parent-style-name="Policepardéfaut" style:family="text">
      <style:text-properties style:font-name="Times New Roman" fo:font-size="10pt" style:font-size-asian="10pt"/>
    </style:style>
    <style:style style:name="T10" style:parent-style-name="Policepardéfaut" style:family="text">
      <style:text-properties style:font-name="Times New Roman" fo:font-size="10pt" style:font-size-asian="10pt"/>
    </style:style>
    <style:style style:name="T11" style:parent-style-name="persName" style:family="text">
      <style:text-properties fo:background-color="transparent"/>
    </style:style>
    <style:style style:name="T12" style:parent-style-name="persName" style:family="text">
      <style:text-properties fo:background-color="transparent"/>
    </style:style>
    <style:style style:name="T13" style:parent-style-name="persName" style:family="text">
      <style:text-properties fo:background-color="transparent"/>
    </style:style>
    <style:style style:name="T14" style:parent-style-name="tech" style:family="text">
      <style:text-properties fo:background-color="transparent"/>
    </style:style>
    <style:style style:name="T15" style:parent-style-name="placeName" style:family="text">
      <style:text-properties fo:background-color="transparent"/>
    </style:style>
    <style:style style:name="T16" style:parent-style-name="name" style:family="text">
      <style:text-properties fo:background-color="transparent"/>
    </style:style>
    <style:style style:name="T17" style:parent-style-name="pb" style:family="text">
      <style:text-properties fo:background-color="transparent"/>
    </style:style>
    <style:style style:name="T18" style:parent-style-name="name" style:family="text">
      <style:text-properties fo:background-color="transparent"/>
    </style:style>
    <style:style style:name="T19" style:parent-style-name="placeName" style:family="text">
      <style:text-properties fo:background-color="transparent"/>
    </style:style>
    <style:style style:name="T20" style:parent-style-name="persName" style:family="text">
      <style:text-properties fo:background-color="transparent"/>
    </style:style>
    <style:style style:name="T21" style:parent-style-name="tech" style:family="text">
      <style:text-properties fo:background-color="transparent"/>
    </style:style>
    <style:style style:name="T22" style:parent-style-name="pb" style:family="text">
      <style:text-properties fo:background-color="transparent"/>
    </style:style>
    <style:style style:name="T23" style:parent-style-name="pb" style:family="text">
      <style:text-properties fo:background-color="transparent"/>
    </style:style>
    <style:style style:name="T24" style:parent-style-name="persName" style:family="text">
      <style:text-properties fo:background-color="transparent"/>
    </style:style>
    <style:style style:name="T25" style:parent-style-name="pb" style:family="text">
      <style:text-properties style:font-name="Times" style:use-window-font-color="true" fo:font-size="12pt" style:font-size-asian="12pt" fo:background-color="transparent"/>
    </style:style>
  </office:automatic-styles>
  <office:body>
    <office:text text:use-soft-page-breaks="true">
      <text:p text:style-name="P1"><text:span text:style-name="T2">creator : <text:s/></text:span><text:span text:style-name="T3">NOM, Prénom (naissance, mort)</text:span></text:p>
      <text:p text:style-name="Normal"><text:span text:style-name="T4">title : Relation des divertissements que le roi a donné aux reines dans le parc de Versailles, écrite à un gentilhomme qui est présentement hors de France</text:span></text:p>
      <text:p text:style-name="Normal"><text:span text:style-name="T5">date :<text:s/></text:span><text:span text:style-name="T6">AAAA/MM/JJ</text:span></text:p>
      <text:p text:style-name="Normal"><text:span text:style-name="T7">bibl : Marigny,<text:s/></text:span><text:span text:style-name="T8">Relation des divertissements que le roi a donné aux reines dans le parc de Versailles, écrite à un gentilhomme qui est présentement hors de France</text:span><text:span text:style-name="T9">, Paris, Barbin, 1664</text:span></text:p>
      <text:p text:style-name="Normal"><text:span text:style-name="T10">copyeditor : Nom de la personne qui édite le texte (DEGUIN, Yohann par exemple)</text:span></text:p>
      <text:p text:style-name="Corpsdetexte"/>
      <text:p text:style-name="Corpsdetexte">En copiant la section ci-dessus, et en la remplissant, au début de chaque transcription, vous pourrez obtenir, grâce à Odette, un Header déjà partiellement rempli.</text:p>
      <text:p text:style-name="Corpsdetexte">Ensuite, pour importer les styles nécessaires au stylage de vos transcriptions sur vos logiciels de traitement de texte (Word, Libre Office), il vous suffit de copier-coller ceci dans le document, ce qui aura pour effet de copier aussi les styles dans votre palette de styles, puis de le supprimer.</text:p>
      <text:p text:style-name="Corpsdetexte">C’est parti, vous pouvez styler.</text:p>
      <text:p text:style-name="Corpsdetexte"/>
      <text:p text:style-name="Corpsdetexte">Les titres et corps de texte sont stylés à partir des styles par défaut du logiciel (Titre, Titre 1, Titre 2, Corps de Texte, etc.).</text:p>
      <text:p text:style-name="Corpsdetexte"/>
      <text:p text:style-name="salute">Les salutations</text:p>
      <text:p text:style-name="l">Les<text:s/>vers<text:s/>et les devises</text:p>
      <text:p text:style-name="l"/>
      <text:p text:style-name="l"><text:span text:style-name="T11">Les noms de<text:s/></text:span><text:span text:style-name="T12">personnes</text:span><text:span text:style-name="T13"><text:s/>réelles</text:span></text:p>
      <text:p text:style-name="l"/>
      <text:p text:style-name="l"><text:span text:style-name="T14">Les techniques</text:span></text:p>
      <text:p text:style-name="Corpsdetexte"><text:span text:style-name="T15">Les noms de lieu</text:span></text:p>
      <text:p text:style-name="Corpsdetexte"><text:span text:style-name="date">Les</text:span><text:span text:style-name="date"><text:s/>dates</text:span></text:p>
      <text:p text:style-name="l"><text:span text:style-name="T16">Les noms de personnages</text:span></text:p>
      <text:p text:style-name="Corpsdetexte"><text:span text:style-name="foreign">Les segments en langue étrangère</text:span></text:p>
      <text:p text:style-name="list">Les listes</text:p>
      <text:p text:style-name="list"><text:span text:style-name="label.speaker">Les noms de personnages qui parlent dans le dispositif théâtral</text:span></text:p>
      <text:p text:style-name="l"/>
      <text:p text:style-name="byline">L’annonce de l’auteur ou de l’éditeur : « Par Barbier »</text:p>
      <text:p text:style-name="byline"/>
      <text:p text:style-name="Corpsdetexte"><text:span text:style-name="T17">Les numéros de page.</text:span></text:p>
      <text:p text:style-name="Corpsdetexte"/>
      <text:p text:style-name="Corpsdetexte"/>
      <text:p text:style-name="Corpsdetexte"/>
      <text:p text:style-name="Corpsdetexte">Page suivante, un exemple :</text:p>
      <text:soft-page-break/>
      <text:p text:style-name="salute">Chers tous,</text:p>
      <text:p text:style-name="Corpsdetexte"/>
      <text:p text:style-name="Corpsdetexte">Ce corps de texte est très riche puisque si j’écris<text:s/><text:span text:style-name="T18">Charlemagne</text:span><text:s/>je me trouve avec un nom de personnage, si j’écris<text:s/><text:span text:style-name="T19">Versailles</text:span>, voilà un lieu.<text:s/><text:span text:style-name="T20">Louis XIV</text:span><text:s/>est mort en<text:s/><text:span text:style-name="date">1715</text:span> ; personne n’a pensé à tirer un<text:s/><text:span text:style-name="T21">feu d’artifice</text:span><text:s/>pour fêter ça : et hop, une personne réelle, une date et une technique. Là, je vais signaler un saut de page ! Attention :<text:s/><text:span text:style-name="T22">1</text:span> ;<text:s/><text:span text:style-name="T23">2</text:span>.<text:s/><text:span text:style-name="foreign">So easy!</text:span><text:s/>Tiens, si on versifiait un peu ?</text:p>
      <text:p text:style-name="label.head">Petit interlude où je cite<text:s/><text:span text:style-name="T24">Racine</text:span></text:p>
      <text:p text:style-name="Normal"><text:span text:style-name="label.speaker">BERENICE</text:span></text:p>
      <text:p text:style-name="l">Dans un mois, dans un an, combien souffrirons-nous,<text:s/></text:p>
      <text:p text:style-name="l">Seigneur, que tant de mers me séparent de vous ?</text:p>
      <text:p text:style-name="l">Que le jour recommence et que le jour finisse,</text:p>
      <text:p text:style-name="l">Sans que jamais Titus puisse voir Bérénice.</text:p>
      <text:p text:style-name="l"/>
      <text:p text:style-name="list">Le Roi<text:line-break/>La Reine<text:line-break/>La princesse de Lamballe<text:line-break/>La fille du boulanger</text:p>
      <text:p text:style-name="Corpsdetexte"/>
      <text:p text:style-name="byline"><text:span text:style-name="T25">Par Yohann</text:span></text:p>
      <text:p text:style-name="Corpsdetexte"/>
      <text:p text:style-name="Corpsdetexte"/>
      <text:p text:style-name="Corpsdetex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Arial, sans-serif" svg:font-family="Arial, sans-serif" style:font-family-generic="roman" svg:panose-1="0 0 0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" style:font-name-asian="Times" style:font-name-complex="Times New Roman" style:font-size-complex="10pt" style:language-asian="fr" style:country-asian="FR" fo:hyphenate="false"/>
    </style:style>
    <style:style style:name="Policepardéfaut" style:display-name="Police par défaut" style:family="text"/>
    <style:style style:name="Corpsdetexte2Car" style:display-name="Corps de texte 2 Car" style:family="text" style:parent-style-name="Policepardéfaut">
      <style:text-properties style:font-name="Times New Roman" style:font-name-asian="Times" style:font-name-complex="Times New Roman" fo:font-size="10pt" style:font-size-asian="10pt" style:font-size-complex="10pt" style:language-asian="fr" style:country-asian="FR"/>
    </style:style>
    <style:style style:name="pb" style:display-name="&lt;pb&gt;" style:family="text">
      <style:text-properties style:font-name="Arial, sans-serif" fo:color="#999999" fo:font-size="11pt" style:font-size-asian="11pt" fo:background-color="#FFFFFF"/>
    </style:style>
    <style:style style:name="persName" style:display-name="&lt;persName&gt;" style:family="text">
      <style:text-properties fo:color="#FFFFFF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style:use-window-font-color="true" fo:background-color="#0000FF"/>
    </style:style>
    <style:style style:name="tech" style:display-name="&lt;tech&gt;" style:family="text">
      <style:text-properties fo:background-color="#FFFF00"/>
    </style:style>
    <style:style style:name="Titre" style:display-name="Titre" style:family="paragraph" style:parent-style-name="Normal" style:next-style-name="Corpsdetexte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Corpsdetexte" style:display-name="Corps de texte" style:family="paragraph" style:parent-style-name="Normal">
      <style:paragraph-properties fo:text-align="justify" fo:margin-top="0.059in" fo:margin-bottom="0.059in" fo:line-height="115%"/>
      <style:text-properties fo:hyphenate="false"/>
    </style:style>
    <style:style style:name="Liste" style:display-name="Liste" style:family="paragraph" style:parent-style-name="Corpsdetexte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salute" style:display-name="&lt;salute&gt;" style:family="paragraph" style:parent-style-name="Normal" style:next-style-name="Corpsdetexte">
      <style:paragraph-properties fo:margin-top="0.3937in" fo:margin-bottom="0.3937in"/>
      <style:text-properties fo:hyphenate="false"/>
    </style:style>
    <style:style style:name="foreign" style:display-name="&lt;foreign&gt;" style:family="text" style:parent-style-name="Policepardéfaut">
      <style:text-properties fo:color="#FF00FF"/>
    </style:style>
    <style:style style:name="byline" style:display-name="&lt;byline&gt;" style:family="paragraph" style:parent-style-name="Normal" style:next-style-name="Corpsdetexte">
      <style:paragraph-properties fo:text-align="end"/>
      <style:text-properties fo:hyphenate="false"/>
    </style:style>
    <style:style style:name="l" style:display-name="&lt;l&gt;" style:family="paragraph" style:parent-style-name="Normal">
      <style:text-properties fo:color="#F4B083" fo:hyphenate="false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Times" style:font-name-complex="Segoe UI" fo:font-size="9pt" style:font-size-asian="9pt" style:font-size-complex="9pt" style:language-asian="fr" style:country-asian="FR"/>
    </style:style>
    <style:style style:name="date" style:display-name="&lt;date&gt;" style:family="text" style:parent-style-name="Policepardéfaut">
      <style:text-properties fo:background-color="#F7CAAC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/>
    </style:style>
    <style:style style:name="label.speaker" style:display-name="&lt;label.speaker&gt;" style:family="text" style:parent-style-name="Policepardéfaut">
      <style:text-properties fo:font-style="italic" style:font-style-asian="italic" fo:background-color="#E2EFD9"/>
    </style:style>
    <style:style style:name="label.head" style:display-name="&lt;label.head&gt;" style:family="paragraph" style:parent-style-name="Corpsdetexte">
      <style:paragraph-properties fo:text-indent="0.4923in"/>
      <style:text-properties fo:font-weight="bold" style:font-weight-asian="bold" fo:font-style="italic" style:font-style-asian="italic" fo:hyphenate="false"/>
    </style:style>
    <style:style style:name="list" style:display-name="&lt;list&gt;" style:family="paragraph" style:parent-style-name="Normal">
      <style:text-properties style:font-name="Times New Roman" fo:font-size="11pt" style:font-size-asian="11pt" style:text-underline-type="single" style:text-underline-style="solid" style:text-underline-width="auto" style:text-underline-mode="continuous" fo:hyphenate="false"/>
    </style:style>
    <style:style style:name="CorpsdetexteCar" style:display-name="Corps de texte Car" style:family="text" style:parent-style-name="Policepardéfaut">
      <style:text-properties style:font-name="Times" style:font-name-asian="Times" style:font-name-complex="Times New Roman" style:font-size-complex="10pt" style:language-asian="fr" style:country-asian="FR"/>
    </style:style>
    <style:style style:name="label.headCar" style:display-name="&lt;label.head&gt; Car" style:family="text" style:parent-style-name="CorpsdetexteCar">
      <style:text-properties style:font-name="Times" style:font-name-asian="Times" style:font-name-complex="Times New Roman" fo:font-weight="bold" style:font-weight-asian="bold" fo:font-style="italic" style:font-style-asian="italic" style:font-size-complex="10pt" style:language-asian="fr" style:country-asian="FR"/>
    </style:style>
    <style:style style:name="listCar" style:display-name="&lt;list&gt; Car" style:family="text" style:parent-style-name="Policepardéfaut">
      <style:text-properties style:font-name="Times New Roman" style:font-name-asian="Times" style:font-name-complex="Times New Roman" fo:font-size="11pt" style:font-size-asian="11pt" style:font-size-complex="10pt" style:text-underline-type="single" style:text-underline-style="solid" style:text-underline-width="auto" style:text-underline-mode="continuous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de Microsoft Office</meta:initial-creator>
    <dc:creator>Yohann Deguin</dc:creator>
    <meta:creation-date>2021-04-02T08:56:00Z</meta:creation-date>
    <dc:date>2021-04-02T08:56:00Z</dc:date>
    <meta:template xlink:href="Normal.dotm" xlink:type="simple"/>
    <meta:editing-cycles>2</meta:editing-cycles>
    <meta:editing-duration>PT6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5" meta:character-count="2178" meta:row-count="15" meta:non-whitespace-character-count="1847"/>
  </office:meta>
</office:document-meta>
</file>